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 manifest:version="1.2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em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co:time-zone="10800" office:version="1.2">
  <office:font-face-decls/>
  <office:automatic-styles>
    <style:style style:family="table" style:master-page-name="SheetStyle10" style:name="Table11">
      <co:linked-style style-name="Cell27"/>
      <style:table-properties style:width="292.9891pt" table:display="true"/>
    </style:style>
    <style:style style:family="table-cell" style:master-page-name="SheetStyle10" style:name="Cell27">
      <co:linked-style style-name="Table11"/>
    </style:style>
    <style:style style:family="table" style:master-page-name="Standard" style:name="Table1">
      <co:linked-style style-name="Cell1"/>
      <style:table-properties style:width="64.0063pt" table:display="true"/>
    </style:style>
    <style:style style:family="table-cell" style:master-page-name="Standard" style:name="Cell1">
      <co:linked-style style-name="Table1"/>
    </style:style>
    <style:style style:family="table" style:master-page-name="SheetStyle8" style:name="Table9">
      <co:linked-style style-name="Cell20"/>
      <style:table-properties style:width="638.9579pt" table:display="true"/>
    </style:style>
    <style:style style:family="table-cell" style:master-page-name="SheetStyle8" style:name="Cell20">
      <co:linked-style style-name="Table9"/>
    </style:style>
    <style:style style:family="table" style:master-page-name="SheetStyle5" style:name="Table6">
      <co:linked-style style-name="Cell17"/>
      <style:table-properties style:width="512.0507pt" table:display="true"/>
    </style:style>
    <style:style style:family="table-cell" style:master-page-name="SheetStyle5" style:name="Cell17">
      <co:linked-style style-name="Table6"/>
    </style:style>
    <style:style style:family="table" style:master-page-name="SheetStyle3" style:name="Table4">
      <co:linked-style style-name="Cell15"/>
      <style:table-properties style:width="512.0507pt" table:display="true"/>
    </style:style>
    <style:style style:family="table-cell" style:master-page-name="SheetStyle3" style:name="Cell15">
      <co:linked-style style-name="Table4"/>
    </style:style>
    <style:style style:family="table" style:master-page-name="SheetStyle4" style:name="Table5">
      <co:linked-style style-name="Cell16"/>
      <style:table-properties style:width="512.0507pt" table:display="true"/>
    </style:style>
    <style:style style:family="table-cell" style:master-page-name="SheetStyle4" style:name="Cell16">
      <co:linked-style style-name="Table5"/>
    </style:style>
    <style:style style:family="table" style:master-page-name="SheetStyle12" style:name="Table13">
      <co:linked-style style-name="Cell29"/>
      <style:table-properties style:width="1626.11pt" table:align="left" table:display="true"/>
    </style:style>
    <style:style style:family="table-cell" style:master-page-name="SheetStyle12" style:name="Cell29">
      <co:linked-style style-name="Table13"/>
    </style:style>
    <style:style style:family="table" style:master-page-name="SheetStyle7" style:name="Table8">
      <co:linked-style style-name="Cell19"/>
      <style:table-properties style:width="512.0507pt" table:display="true"/>
    </style:style>
    <style:style style:family="table-cell" style:master-page-name="SheetStyle7" style:name="Cell19">
      <co:linked-style style-name="Table8"/>
    </style:style>
    <style:style style:family="table" style:master-page-name="SheetStyle6" style:name="Table7">
      <co:linked-style style-name="Cell18"/>
      <style:table-properties style:width="512.0507pt" table:display="true"/>
    </style:style>
    <style:style style:family="table-cell" style:master-page-name="SheetStyle6" style:name="Cell18">
      <co:linked-style style-name="Table7"/>
    </style:style>
    <style:style style:family="table" style:master-page-name="SheetStyle9" style:name="Table10">
      <co:linked-style style-name="Cell26"/>
      <style:table-properties style:width="251.2915pt" table:display="true"/>
    </style:style>
    <style:style style:family="table-cell" style:master-page-name="SheetStyle9" style:name="Cell26">
      <co:linked-style style-name="Table10"/>
    </style:style>
    <style:style style:family="table" style:master-page-name="SheetStyle11" style:name="Table12">
      <co:linked-style style-name="Cell28"/>
      <style:table-properties style:width="1662.86pt" table:align="left" table:display="true"/>
    </style:style>
    <style:style style:family="table-cell" style:master-page-name="SheetStyle11" style:name="Cell28">
      <co:linked-style style-name="Table12"/>
    </style:style>
    <style:style style:family="table" style:master-page-name="SheetStyle2" style:name="Table3">
      <co:linked-style style-name="Cell13"/>
      <style:table-properties style:width="576.0571pt" table:display="true"/>
    </style:style>
    <style:style style:family="table-cell" style:master-page-name="SheetStyle2" style:name="Cell13">
      <co:linked-style style-name="Table3"/>
    </style:style>
    <style:style style:family="table" style:master-page-name="SheetStyle1" style:name="Table2">
      <co:linked-style style-name="Cell4"/>
      <style:table-properties style:width="576.0571pt" table:display="true"/>
    </style:style>
    <style:style style:family="table-cell" style:master-page-name="SheetStyle1" style:name="Cell4">
      <co:linked-style style-name="Table2"/>
    </style:style>
    <style:style style:family="table-column" style:name="Col10">
      <style:table-column-properties style:column-width="81.75pt" style:use-optimal-column-width="false"/>
    </style:style>
    <style:style style:family="table-column" style:name="Col3">
      <style:table-column-properties style:column-width="251.2915pt" style:use-optimal-column-width="true"/>
    </style:style>
    <style:style style:family="table-column" style:name="Col5">
      <style:table-column-properties style:column-width="98.3906pt" style:use-optimal-column-width="true"/>
    </style:style>
    <style:style style:family="table-column" style:name="Col7">
      <style:table-column-properties style:column-width="105.68pt" style:use-optimal-column-width="false"/>
    </style:style>
    <style:style style:family="table-column" style:name="Col2">
      <style:table-column-properties style:column-width="190.9135pt" style:use-optimal-column-width="true"/>
    </style:style>
    <style:style style:family="table-column" style:name="Col9">
      <style:table-column-properties style:column-width="84.68pt" style:use-optimal-column-width="false"/>
    </style:style>
    <style:style style:family="table-column" style:name="Col8">
      <style:table-column-properties style:column-width="60.82pt" style:use-optimal-column-width="true"/>
    </style:style>
    <style:style style:family="table-column" style:name="Col6">
      <style:table-column-properties style:column-width="97.5pt" style:use-optimal-column-width="false"/>
    </style:style>
    <style:style style:family="table-column" style:name="Col1">
      <style:table-column-properties style:column-width="64.0063pt" style:use-optimal-column-width="true"/>
    </style:style>
    <style:style style:family="table-column" style:name="Col4">
      <style:table-column-properties style:column-width="194.5985pt" style:use-optimal-column-width="true"/>
    </style:style>
    <style:style style:family="table-row" style:name="Row1">
      <style:table-row-properties style:min-row-height="14.9953pt" style:row-height="14.9953pt" style:use-optimal-row-height="true"/>
    </style:style>
    <style:style style:family="table-row" style:name="Row2">
      <style:table-row-properties style:min-row-height="26.8441pt" style:row-height="26.8441pt" style:use-optimal-row-height="true"/>
    </style:style>
    <style:style style:family="table-row" style:name="Row4">
      <style:table-row-properties style:min-row-height="15pt" style:row-height="15pt" style:use-optimal-row-height="true"/>
    </style:style>
    <style:style style:family="table-row" style:name="Row3">
      <style:table-row-properties style:min-row-height="39.5433pt" style:row-height="39.5433pt" style:use-optimal-row-height="true"/>
    </style:style>
    <style:style style:family="table-cell" style:name="Cell2" style:parent-style-name="default_cl"/>
    <style:style co:quote-prefix="false" style:data-style-name="N5" style:family="table-cell" style:name="Cell14" style:parent-style-name="default_cl">
      <style:text-properties fo:font-size="10pt" style:font-size-asian="10pt" style:font-size-complex="10pt"/>
    </style:style>
    <style:style style:family="table-cell" style:name="Cell12" style:parent-style-name="default_cl">
      <style:table-cell-properties fo:border-bottom="0.75pt solid #000000" fo:border-left="none" fo:border-right="0.75pt solid #000000" fo:border-top="0.75pt solid #000000"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</style:table-cell-properties>
      <style:text-properties fo:font-weight="normal" style:font-weight-asian="normal" style:font-weight-complex="normal"/>
    </style:style>
    <style:style co:quote-prefix="false" style:data-style-name="N3" style:family="table-cell" style:name="Cell9" style:parent-style-name="default_cl">
      <style:table-cell-properties fo:border-bottom="none" fo:border-left="0.75pt solid #000000" fo:border-right="none" fo:border-top="none">
        <co:border-left-theme-color>
          <value>
            <rgba>000000FF</rgba>
          </value>
        </co:border-left-theme-color>
      </style:table-cell-properties>
      <style:text-properties fo:font-size="10pt" style:font-size-asian="10pt" style:font-size-complex="10pt"/>
    </style:style>
    <style:style style:family="table-cell" style:name="Cell11" style:parent-style-name="default_cl">
      <style:table-cell-properties fo:border-bottom="0.75pt solid #000000" fo:border-left="none" fo:border-right="none" fo:border-top="0.75pt solid #000000"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</style:table-cell-properties>
      <style:text-properties fo:font-weight="normal" style:font-weight-asian="normal" style:font-weight-complex="normal"/>
    </style:style>
    <style:style style:family="table-cell" style:name="Cell7" style:parent-style-name="default_cl">
      <style:table-cell-properties fo:border-bottom="none" fo:border-left="none" fo:border-right="none" fo:border-top="0.75pt solid #000000">
        <co:border-top-theme-color>
          <value>
            <rgba>000000FF</rgba>
          </value>
        </co:border-top-theme-color>
      </style:table-cell-properties>
    </style:style>
    <style:style co:quote-prefix="false" style:data-style-name="N4" style:family="table-cell" style:name="Cell10" style:parent-style-name="default_cl">
      <style:table-cell-properties fo:border-bottom="0.75pt solid #000000" fo:border-left="0.75pt solid #000000" fo:border-right="none" fo:border-top="0.75pt solid #000000">
        <co:border-left-theme-color>
          <value>
            <rgba>000000FF</rgba>
          </value>
        </co:border-lef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</style:table-cell-properties>
      <style:text-properties fo:font-weight="normal" style:font-weight-asian="normal" style:font-weight-complex="normal"/>
    </style:style>
    <style:style co:quote-prefix="false" style:data-style-name="N8" style:family="table-cell" style:name="Cell24" style:parent-style-name="default_cl">
      <style:table-cell-properties style:repeat-content="false" style:text-align-source="fix"/>
      <style:paragraph-properties fo:margin-left="0pt" fo:orphans="2" fo:text-align="end" fo:widows="2"/>
    </style:style>
    <style:style co:quote-prefix="false" style:data-style-name="N1" style:family="table-cell" style:name="Cell3" style:parent-style-name="default_cl"/>
    <style:style style:family="table-cell" style:name="Cell8" style:parent-style-name="default_cl">
      <style:table-cell-properties fo:border-bottom="0.75pt solid #000000" fo:border-left="0.75pt solid #000000" fo:border-right="0.75pt solid #000000" fo:border-top="0.75pt solid #000000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</style:table-cell-properties>
    </style:style>
    <style:style style:family="table-cell" style:name="Cell6" style:parent-style-name="default_cl">
      <style:table-cell-properties fo:border-bottom="0.75pt solid #000000" fo:border-left="0.75pt solid #000000" fo:border-right="0.75pt solid #000000" fo:border-top="0.75pt solid #000000" style:diagonal-bl-tr="none" style:diagonal-tl-br="none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</style:table-cell-properties>
    </style:style>
    <style:style style:family="table-cell" style:name="Cell25" style:parent-style-name="default_cl">
      <style:table-cell-properties style:repeat-content="false" style:text-align-source="fix"/>
      <style:paragraph-properties fo:margin-left="0pt" fo:orphans="2" fo:text-align="center" fo:widows="2"/>
    </style:style>
    <style:style co:quote-prefix="false" style:data-style-name="N6" style:family="table-cell" style:name="Cell22" style:parent-style-name="default_cl">
      <style:table-cell-properties style:repeat-content="false" style:text-align-source="fix"/>
      <style:paragraph-properties fo:margin-left="0pt" fo:orphans="2" fo:text-align="center" fo:widows="2"/>
    </style:style>
    <style:style style:family="table-cell" style:name="Cell21" style:parent-style-name="Default_cell_cl"/>
    <style:style style:data-style-name="N7" style:family="table-cell" style:name="Cell23" style:parent-style-name="default_cl">
      <style:table-cell-properties style:repeat-content="false" style:text-align-source="fix"/>
      <style:paragraph-properties fo:margin-left="0pt" fo:orphans="2" fo:text-align="end" fo:widows="2"/>
    </style:style>
    <style:style co:quote-prefix="false" style:data-style-name="N2" style:family="table-cell" style:name="Cell5" style:parent-style-name="default_cl">
      <style:table-cell-properties fo:border-bottom="none" fo:border-left="0.75pt solid #000000" fo:border-right="none" fo:border-top="0.75pt solid #000000">
        <co:border-left-theme-color>
          <value>
            <rgba>000000FF</rgba>
          </value>
        </co:border-left-theme-color>
        <co:border-top-theme-color>
          <value>
            <rgba>000000FF</rgba>
          </value>
        </co:border-top-theme-color>
      </style:table-cell-properties>
      <style:text-properties fo:font-size="10pt" style:font-size-asian="10pt" style:font-size-complex="10pt"/>
    </style:style>
  </office:automatic-styles>
  <office:body>
    <office:spreadsheet>
      <table:table co:columns-count="1" co:grouping-summary-below="true" co:grouping-summary-right="true" co:rows-count="37" co:show-zero-value="true" table:name="Лист1" table:style-name="Table1" table:use-banding-columns-styles="false" table:use-banding-rows-styles="false" table:use-first-column-styles="false" table:use-first-row-styles="false" table:use-last-column-styles="false" table:use-last-row-styles="false">
        <table:table-column table:default-cell-style-name="Cell2" table:number-columns-repeated="16384" table:style-name="Col1"/>
        <table:table-row table:style-name="Row1">
          <table:table-cell office:value-type="string" table:style-name="Cell3">
            <text:p>N</text:p>
          </table:table-cell>
          <table:table-cell table:number-columns-repeated="16383"/>
        </table:table-row>
        <table:table-row table:style-name="Row1">
          <table:table-cell office:value="0" office:value-type="float"/>
          <table:table-cell table:number-columns-repeated="16383"/>
        </table:table-row>
        <table:table-row table:style-name="Row1">
          <table:table-cell office:value="1" office:value-type="float"/>
          <table:table-cell table:number-columns-repeated="16383"/>
        </table:table-row>
        <table:table-row table:style-name="Row1">
          <table:table-cell office:value="2" office:value-type="float"/>
          <table:table-cell table:number-columns-repeated="16383"/>
        </table:table-row>
        <table:table-row table:style-name="Row1">
          <table:table-cell office:value="3" office:value-type="float"/>
          <table:table-cell table:number-columns-repeated="16383"/>
        </table:table-row>
        <table:table-row table:style-name="Row1">
          <table:table-cell office:value="4" office:value-type="float"/>
          <table:table-cell table:number-columns-repeated="16383"/>
        </table:table-row>
        <table:table-row table:style-name="Row1">
          <table:table-cell office:value="5" office:value-type="float"/>
          <table:table-cell table:number-columns-repeated="16383"/>
        </table:table-row>
        <table:table-row table:style-name="Row1">
          <table:table-cell office:value="6" office:value-type="float"/>
          <table:table-cell table:number-columns-repeated="16383"/>
        </table:table-row>
        <table:table-row table:style-name="Row1">
          <table:table-cell office:value="7" office:value-type="float"/>
          <table:table-cell table:number-columns-repeated="16383"/>
        </table:table-row>
        <table:table-row table:style-name="Row1">
          <table:table-cell office:value="8" office:value-type="float"/>
          <table:table-cell table:number-columns-repeated="16383"/>
        </table:table-row>
        <table:table-row table:style-name="Row1">
          <table:table-cell office:value="9" office:value-type="float"/>
          <table:table-cell table:number-columns-repeated="16383"/>
        </table:table-row>
        <table:table-row table:style-name="Row1">
          <table:table-cell office:value="10" office:value-type="float"/>
          <table:table-cell table:number-columns-repeated="16383"/>
        </table:table-row>
        <table:table-row table:style-name="Row1">
          <table:table-cell office:value="11" office:value-type="float"/>
          <table:table-cell table:number-columns-repeated="16383"/>
        </table:table-row>
        <table:table-row table:style-name="Row1">
          <table:table-cell office:value="12" office:value-type="float"/>
          <table:table-cell table:number-columns-repeated="16383"/>
        </table:table-row>
        <table:table-row table:style-name="Row1">
          <table:table-cell office:value="13" office:value-type="float"/>
          <table:table-cell table:number-columns-repeated="16383"/>
        </table:table-row>
        <table:table-row table:style-name="Row1">
          <table:table-cell office:value="14" office:value-type="float"/>
          <table:table-cell table:number-columns-repeated="16383"/>
        </table:table-row>
        <table:table-row table:style-name="Row1">
          <table:table-cell office:value="15" office:value-type="float"/>
          <table:table-cell table:number-columns-repeated="16383"/>
        </table:table-row>
        <table:table-row table:style-name="Row1">
          <table:table-cell office:value="16" office:value-type="float"/>
          <table:table-cell table:number-columns-repeated="16383"/>
        </table:table-row>
        <table:table-row table:style-name="Row1">
          <table:table-cell office:value="17" office:value-type="float"/>
          <table:table-cell table:number-columns-repeated="16383"/>
        </table:table-row>
        <table:table-row table:style-name="Row1">
          <table:table-cell office:value="18" office:value-type="float"/>
          <table:table-cell table:number-columns-repeated="16383"/>
        </table:table-row>
        <table:table-row table:style-name="Row1">
          <table:table-cell office:value="19" office:value-type="float"/>
          <table:table-cell table:number-columns-repeated="16383"/>
        </table:table-row>
        <table:table-row table:style-name="Row1">
          <table:table-cell office:value="20" office:value-type="float"/>
          <table:table-cell table:number-columns-repeated="16383"/>
        </table:table-row>
        <table:table-row table:style-name="Row1">
          <table:table-cell office:value="21" office:value-type="float"/>
          <table:table-cell table:number-columns-repeated="16383"/>
        </table:table-row>
        <table:table-row table:style-name="Row1">
          <table:table-cell office:value="22" office:value-type="float"/>
          <table:table-cell table:number-columns-repeated="16383"/>
        </table:table-row>
        <table:table-row table:style-name="Row1">
          <table:table-cell office:value="23" office:value-type="float"/>
          <table:table-cell table:number-columns-repeated="16383"/>
        </table:table-row>
        <table:table-row table:style-name="Row1">
          <table:table-cell office:value="24" office:value-type="float"/>
          <table:table-cell table:number-columns-repeated="16383"/>
        </table:table-row>
        <table:table-row table:style-name="Row1">
          <table:table-cell office:value="25" office:value-type="float"/>
          <table:table-cell table:number-columns-repeated="16383"/>
        </table:table-row>
        <table:table-row table:style-name="Row1">
          <table:table-cell office:value="26" office:value-type="float"/>
          <table:table-cell table:number-columns-repeated="16383"/>
        </table:table-row>
        <table:table-row table:style-name="Row1">
          <table:table-cell office:value="27" office:value-type="float"/>
          <table:table-cell table:number-columns-repeated="16383"/>
        </table:table-row>
        <table:table-row table:style-name="Row1">
          <table:table-cell office:value="28" office:value-type="float"/>
          <table:table-cell table:number-columns-repeated="16383"/>
        </table:table-row>
        <table:table-row table:style-name="Row1">
          <table:table-cell office:value="29" office:value-type="float"/>
          <table:table-cell table:number-columns-repeated="16383"/>
        </table:table-row>
        <table:table-row table:style-name="Row1">
          <table:table-cell office:value="30" office:value-type="float"/>
          <table:table-cell table:number-columns-repeated="16383"/>
        </table:table-row>
        <table:table-row table:style-name="Row1">
          <table:table-cell office:value="31" office:value-type="float"/>
          <table:table-cell table:number-columns-repeated="16383"/>
        </table:table-row>
        <table:table-row table:style-name="Row1">
          <table:table-cell office:value="32" office:value-type="float"/>
          <table:table-cell table:number-columns-repeated="16383"/>
        </table:table-row>
        <table:table-row table:style-name="Row1">
          <table:table-cell office:value="33" office:value-type="float"/>
          <table:table-cell table:number-columns-repeated="16383"/>
        </table:table-row>
        <table:table-row table:style-name="Row1">
          <table:table-cell office:value="34" office:value-type="float"/>
          <table:table-cell table:number-columns-repeated="16383"/>
        </table:table-row>
        <table:table-row table:style-name="Row1">
          <table:table-cell office:value="35" office:value-type="float"/>
          <table:table-cell table:number-columns-repeated="16383"/>
        </table:table-row>
        <table:table-row table:number-rows-repeated="1048539" table:style-name="Row1">
          <table:table-cell table:number-columns-repeated="16384"/>
        </table:table-row>
      </table:table>
      <table:table co:columns-count="9" co:grouping-summary-below="true" co:grouping-summary-right="true" co:rows-count="3" co:show-zero-value="true" table:name="Лист2" table:style-name="Table2" table:use-banding-columns-styles="false" table:use-banding-rows-styles="false" table:use-first-column-styles="false" table:use-first-row-styles="false" table:use-last-column-styles="false" table:use-last-row-styles="false">
        <table:table-column table:default-cell-style-name="Cell2" table:number-columns-repeated="16384" table:style-name="Col1"/>
        <table:table-row table:style-name="Row1">
          <table:table-cell office:value-type="string" table:style-name="Cell5">
            <text:p>1-е слагаемое:</text:p>
          </table:table-cell>
          <table:table-cell office:value="0" office:value-type="float" table:style-name="Cell6"/>
          <table:table-cell table:style-name="Cell7"/>
          <table:table-cell office:value="0" office:value-type="float" table:style-name="Cell8"/>
          <table:table-cell table:style-name="Cell7"/>
          <table:table-cell office:value="1" office:value-type="float" table:style-name="Cell8"/>
          <table:table-cell table:number-columns-repeated="2" table:style-name="Cell7"/>
          <table:table-cell office:value="1" office:value-type="float" table:style-name="Cell8"/>
          <table:table-cell table:number-columns-repeated="16375"/>
        </table:table-row>
        <table:table-row table:style-name="Row1">
          <table:table-cell office:value-type="string" table:style-name="Cell9">
            <text:p>2-е слагаемое:</text:p>
          </table:table-cell>
          <table:table-cell office:value="0" office:value-type="float" table:style-name="Cell6"/>
          <table:table-cell/>
          <table:table-cell office:value="1" office:value-type="float" table:style-name="Cell8"/>
          <table:table-cell/>
          <table:table-cell office:value="0" office:value-type="float" table:style-name="Cell8"/>
          <table:table-cell table:number-columns-repeated="2"/>
          <table:table-cell office:value="1" office:value-type="float" table:style-name="Cell8"/>
          <table:table-cell table:number-columns-repeated="16375"/>
        </table:table-row>
        <table:table-row table:style-name="Row1">
          <table:table-cell office:value-type="string" table:style-name="Cell10">
            <text:p>сумма:</text:p>
          </table:table-cell>
          <table:table-cell table:number-columns-repeated="7" table:style-name="Cell11"/>
          <table:table-cell table:style-name="Cell12"/>
          <table:table-cell table:number-columns-repeated="16375"/>
        </table:table-row>
        <table:table-row table:number-rows-repeated="1048573" table:style-name="Row1">
          <table:table-cell table:number-columns-repeated="16384"/>
        </table:table-row>
      </table:table>
      <table:table co:columns-count="9" co:grouping-summary-below="true" co:grouping-summary-right="true" co:rows-count="3" co:show-zero-value="true" table:name="Лист3" table:style-name="Table3" table:use-banding-columns-styles="false" table:use-banding-rows-styles="false" table:use-first-column-styles="false" table:use-first-row-styles="false" table:use-last-column-styles="false" table:use-last-row-styles="false">
        <table:table-column table:default-cell-style-name="Cell2" table:number-columns-repeated="16384" table:style-name="Col1"/>
        <table:table-row table:style-name="Row1">
          <table:table-cell office:value-type="string" table:style-name="Cell14">
            <text:p>уменьшаемое:</text:p>
          </table:table-cell>
          <table:table-cell office:value="0" office:value-type="float"/>
          <table:table-cell office:value-type="string">
            <text:p/>
          </table:table-cell>
          <table:table-cell office:value="1" office:value-type="float"/>
          <table:table-cell/>
          <table:table-cell office:value="1" office:value-type="float"/>
          <table:table-cell/>
          <table:table-cell office:value="1" office:value-type="float"/>
          <table:table-cell office:value="0" office:value-type="float"/>
          <table:table-cell table:number-columns-repeated="16375"/>
        </table:table-row>
        <table:table-row table:style-name="Row1">
          <table:table-cell office:value-type="string" table:style-name="Cell14">
            <text:p>вычитаемое:</text:p>
          </table:table-cell>
          <table:table-cell office:value="0" office:value-type="float"/>
          <table:table-cell office:value-type="string">
            <text:p/>
          </table:table-cell>
          <table:table-cell office:value="1" office:value-type="float"/>
          <table:table-cell/>
          <table:table-cell office:value="0" office:value-type="float"/>
          <table:table-cell/>
          <table:table-cell co:ca="true" office:value="1" office:value-type="float" table:formula="of:==SUM([.H1])"/>
          <table:table-cell office:value="1" office:value-type="float"/>
          <table:table-cell table:number-columns-repeated="16375"/>
        </table:table-row>
        <table:table-row table:style-name="Row1">
          <table:table-cell office:value-type="string" table:style-name="Cell3">
            <text:p>разность:</text:p>
          </table:table-cell>
          <table:table-cell office:value-type="string">
            <text:p/>
          </table:table-cell>
          <table:table-cell table:number-columns-repeated="7"/>
          <table:table-cell table:number-columns-repeated="16375"/>
        </table:table-row>
        <table:table-row table:number-rows-repeated="1048573" table:style-name="Row1">
          <table:table-cell table:number-columns-repeated="16384"/>
        </table:table-row>
      </table:table>
      <table:table co:columns-count="8" co:grouping-summary-below="true" co:grouping-summary-right="true" co:rows-count="3" co:show-zero-value="true" table:name="Лист4" table:style-name="Table4" table:use-banding-columns-styles="false" table:use-banding-rows-styles="false" table:use-first-column-styles="false" table:use-first-row-styles="false" table:use-last-column-styles="false" table:use-last-row-styles="false">
        <table:table-column table:default-cell-style-name="Cell2" table:number-columns-repeated="16384" table:style-name="Col1"/>
        <table:table-row table:style-name="Row1">
          <table:table-cell office:value-type="string" table:style-name="Cell3">
            <text:p>X:</text:p>
          </table:table-cell>
          <table:table-cell office:value="0" office:value-type="float"/>
          <table:table-cell/>
          <table:table-cell office:value="1" office:value-type="float"/>
          <table:table-cell/>
          <table:table-cell office:value="1" office:value-type="float"/>
          <table:table-cell/>
          <table:table-cell office:value="0" office:value-type="float"/>
          <table:table-cell table:number-columns-repeated="16376"/>
        </table:table-row>
        <table:table-row table:style-name="Row1">
          <table:table-cell office:value-type="string" table:style-name="Cell3">
            <text:p>Y:</text:p>
          </table:table-cell>
          <table:table-cell office:value="0" office:value-type="float"/>
          <table:table-cell/>
          <table:table-cell office:value="0" office:value-type="float"/>
          <table:table-cell/>
          <table:table-cell office:value="1" office:value-type="float"/>
          <table:table-cell/>
          <table:table-cell office:value="1" office:value-type="float"/>
          <table:table-cell table:number-columns-repeated="16376"/>
        </table:table-row>
        <table:table-row table:style-name="Row1">
          <table:table-cell office:value-type="string" table:style-name="Cell3">
            <text:p>X AND Y:</text:p>
          </table:table-cell>
          <table:table-cell table:number-columns-repeated="7"/>
          <table:table-cell table:number-columns-repeated="16376"/>
        </table:table-row>
        <table:table-row table:number-rows-repeated="1048573" table:style-name="Row1">
          <table:table-cell table:number-columns-repeated="16384"/>
        </table:table-row>
      </table:table>
      <table:table co:columns-count="8" co:grouping-summary-below="true" co:grouping-summary-right="true" co:rows-count="3" co:show-zero-value="true" table:name="Лист5" table:style-name="Table5" table:use-banding-columns-styles="false" table:use-banding-rows-styles="false" table:use-first-column-styles="false" table:use-first-row-styles="false" table:use-last-column-styles="false" table:use-last-row-styles="false">
        <table:table-column table:default-cell-style-name="Cell2" table:number-columns-repeated="16384" table:style-name="Col1"/>
        <table:table-row table:style-name="Row1">
          <table:table-cell office:value-type="string" table:style-name="Cell3">
            <text:p>X:</text:p>
          </table:table-cell>
          <table:table-cell office:value="0" office:value-type="float"/>
          <table:table-cell/>
          <table:table-cell office:value="1" office:value-type="float"/>
          <table:table-cell/>
          <table:table-cell office:value="1" office:value-type="float"/>
          <table:table-cell/>
          <table:table-cell office:value="0" office:value-type="float"/>
          <table:table-cell table:number-columns-repeated="16376"/>
        </table:table-row>
        <table:table-row table:style-name="Row1">
          <table:table-cell office:value-type="string" table:style-name="Cell3">
            <text:p>Y:</text:p>
          </table:table-cell>
          <table:table-cell office:value="0" office:value-type="float"/>
          <table:table-cell/>
          <table:table-cell office:value="0" office:value-type="float"/>
          <table:table-cell/>
          <table:table-cell office:value="1" office:value-type="float"/>
          <table:table-cell/>
          <table:table-cell office:value="1" office:value-type="float"/>
          <table:table-cell table:number-columns-repeated="16376"/>
        </table:table-row>
        <table:table-row table:style-name="Row1">
          <table:table-cell office:value-type="string" table:style-name="Cell3">
            <text:p>X OR Y:</text:p>
          </table:table-cell>
          <table:table-cell table:number-columns-repeated="7"/>
          <table:table-cell table:number-columns-repeated="16376"/>
        </table:table-row>
        <table:table-row table:number-rows-repeated="1048573" table:style-name="Row1">
          <table:table-cell table:number-columns-repeated="16384"/>
        </table:table-row>
      </table:table>
      <table:table co:columns-count="8" co:grouping-summary-below="true" co:grouping-summary-right="true" co:rows-count="3" co:show-zero-value="true" table:name="Лист6" table:style-name="Table6" table:use-banding-columns-styles="false" table:use-banding-rows-styles="false" table:use-first-column-styles="false" table:use-first-row-styles="false" table:use-last-column-styles="false" table:use-last-row-styles="false">
        <table:table-column table:default-cell-style-name="Cell2" table:number-columns-repeated="16384" table:style-name="Col1"/>
        <table:table-row table:style-name="Row1">
          <table:table-cell office:value-type="string" table:style-name="Cell3">
            <text:p>X:</text:p>
          </table:table-cell>
          <table:table-cell office:value="0" office:value-type="float"/>
          <table:table-cell/>
          <table:table-cell office:value="1" office:value-type="float"/>
          <table:table-cell/>
          <table:table-cell office:value="1" office:value-type="float"/>
          <table:table-cell/>
          <table:table-cell office:value="1" office:value-type="float"/>
          <table:table-cell table:number-columns-repeated="16376"/>
        </table:table-row>
        <table:table-row table:style-name="Row1">
          <table:table-cell office:value-type="string" table:style-name="Cell3">
            <text:p>Y:</text:p>
          </table:table-cell>
          <table:table-cell office:value="0" office:value-type="float"/>
          <table:table-cell/>
          <table:table-cell office:value="0" office:value-type="float"/>
          <table:table-cell/>
          <table:table-cell office:value="1" office:value-type="float"/>
          <table:table-cell/>
          <table:table-cell office:value="1" office:value-type="float"/>
          <table:table-cell table:number-columns-repeated="16376"/>
        </table:table-row>
        <table:table-row table:style-name="Row1">
          <table:table-cell office:value-type="string" table:style-name="Cell3">
            <text:p>X XOR Y:</text:p>
          </table:table-cell>
          <table:table-cell table:number-columns-repeated="7"/>
          <table:table-cell table:number-columns-repeated="16376"/>
        </table:table-row>
        <table:table-row table:number-rows-repeated="1048573" table:style-name="Row1">
          <table:table-cell table:number-columns-repeated="16384"/>
        </table:table-row>
      </table:table>
      <table:table co:columns-count="8" co:grouping-summary-below="true" co:grouping-summary-right="true" co:rows-count="3" co:show-zero-value="true" table:name="Лист7" table:style-name="Table7" table:use-banding-columns-styles="false" table:use-banding-rows-styles="false" table:use-first-column-styles="false" table:use-first-row-styles="false" table:use-last-column-styles="false" table:use-last-row-styles="false">
        <table:table-column table:default-cell-style-name="Cell2" table:number-columns-repeated="16384" table:style-name="Col1"/>
        <table:table-row table:style-name="Row1">
          <table:table-cell office:value="110110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table:number-columns-repeated="16376"/>
        </table:table-row>
        <table:table-row table:style-name="Row1">
          <table:table-cell office:value="10101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1" office:value-type="float"/>
          <table:table-cell table:number-columns-repeated="16376"/>
        </table:table-row>
        <table:table-row table:style-name="Row1">
          <table:table-cell office:value-type="string" table:style-name="Cell3">
            <text:p>AND:</text:p>
          </table:table-cell>
          <table:table-cell table:number-columns-repeated="7"/>
          <table:table-cell table:number-columns-repeated="16376"/>
        </table:table-row>
        <table:table-row table:number-rows-repeated="1048573" table:style-name="Row1">
          <table:table-cell table:number-columns-repeated="16384"/>
        </table:table-row>
      </table:table>
      <table:table co:columns-count="8" co:grouping-summary-below="true" co:grouping-summary-right="true" co:rows-count="2" co:show-zero-value="true" table:name="Лист8" table:style-name="Table8" table:use-banding-columns-styles="false" table:use-banding-rows-styles="false" table:use-first-column-styles="false" table:use-first-row-styles="false" table:use-last-column-styles="false" table:use-last-row-styles="false">
        <table:table-column table:default-cell-style-name="Cell2" table:number-columns-repeated="16384" table:style-name="Col1"/>
        <table:table-row table:style-name="Row1">
          <table:table-cell office:value-type="string" table:style-name="Cell3">
            <text:p>число: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table:number-columns-repeated="16376"/>
        </table:table-row>
        <table:table-row table:style-name="Row1">
          <table:table-cell office:value-type="string" table:style-name="Cell3">
            <text:p>Вычтите 1:</text:p>
          </table:table-cell>
          <table:table-cell table:number-columns-repeated="7"/>
          <table:table-cell table:number-columns-repeated="16376"/>
        </table:table-row>
        <table:table-row table:number-rows-repeated="1048574" table:style-name="Row1">
          <table:table-cell table:number-columns-repeated="16384"/>
        </table:table-row>
      </table:table>
      <table:table co:columns-count="8" co:grouping-summary-below="true" co:grouping-summary-right="true" co:rows-count="7" co:show-zero-value="true" table:name="Лист9" table:style-name="Table9" table:use-banding-columns-styles="false" table:use-banding-rows-styles="false" table:use-first-column-styles="false" table:use-first-row-styles="false" table:use-last-column-styles="false" table:use-last-row-styles="false">
        <table:table-column table:default-cell-style-name="Cell2" table:style-name="Col2"/>
        <table:table-column table:default-cell-style-name="Cell2" table:number-columns-repeated="7" table:style-name="Col1"/>
        <table:table-column table:default-cell-style-name="Cell21" table:number-columns-repeated="16376"/>
        <table:table-row table:style-name="Row1">
          <table:table-cell/>
          <table:table-cell office:value-type="string" table:number-columns-spanned="7" table:number-rows-spanned="1" table:style-name="Cell22">
            <text:p>двоичное представлени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w1">
          <table:table-cell office:value="11" office:value-type="float" table:style-name="Cell23"/>
          <table:table-cell table:number-columns-repeated="7"/>
          <table:table-cell table:number-columns-repeated="16376"/>
        </table:table-row>
        <table:table-row table:style-name="Row1">
          <table:table-cell office:value-type="string" table:style-name="Cell24">
            <text:p>NOT 11:</text:p>
          </table:table-cell>
          <table:table-cell table:number-columns-repeated="7"/>
          <table:table-cell table:number-columns-repeated="16376"/>
        </table:table-row>
        <table:table-row table:style-name="Row1">
          <table:table-cell office:value-type="string" table:style-name="Cell24">
            <text:p>дополнительный код</text:p>
          </table:table-cell>
          <table:table-cell office:value="1" office:value-type="float" table:number-columns-spanned="2" table:number-rows-spanned="1" table:style-name="Cell25"/>
          <table:covered-table-cell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" office:value-type="float"/>
          <table:table-cell table:number-columns-repeated="16376"/>
        </table:table-row>
        <table:table-row table:style-name="Row1">
          <table:table-cell office:value-type="string" table:style-name="Cell24">
            <text:p>Вычитаем 1</text:p>
          </table:table-cell>
          <table:table-cell table:number-columns-repeated="7"/>
          <table:table-cell table:number-columns-repeated="16376"/>
        </table:table-row>
        <table:table-row table:style-name="Row1">
          <table:table-cell office:value-type="string" table:style-name="Cell24">
            <text:p>инвертируем</text:p>
          </table:table-cell>
          <table:table-cell table:number-columns-repeated="7"/>
          <table:table-cell table:number-columns-repeated="16376"/>
        </table:table-row>
        <table:table-row table:style-name="Row2">
          <table:table-cell office:value-type="string" table:style-name="Cell24">
            <text:p>десятичное представление модуля числа</text:p>
          </table:table-cell>
          <table:table-cell table:number-columns-repeated="7"/>
          <table:table-cell table:number-columns-repeated="16376"/>
        </table:table-row>
        <table:table-row table:number-rows-repeated="1048569">
          <table:table-cell table:number-columns-repeated="16384"/>
        </table:table-row>
      </table:table>
      <table:table co:columns-count="1" co:grouping-summary-below="true" co:grouping-summary-right="true" co:rows-count="5" co:show-zero-value="true" table:name="Лист10" table:style-name="Table10" table:use-banding-columns-styles="false" table:use-banding-rows-styles="false" table:use-first-column-styles="false" table:use-first-row-styles="false" table:use-last-column-styles="false" table:use-last-row-styles="false">
        <table:table-column table:default-cell-style-name="Cell2" table:number-columns-repeated="16384" table:style-name="Col3"/>
        <table:table-row table:style-name="Row1">
          <table:table-cell office:value-type="string" table:style-name="Cell24">
            <text:p>прямой код числа 51:</text:p>
          </table:table-cell>
          <table:table-cell table:number-columns-repeated="16383"/>
        </table:table-row>
        <table:table-row table:style-name="Row1">
          <table:table-cell office:value-type="string" table:style-name="Cell24">
            <text:p>прямой код числа 52:</text:p>
          </table:table-cell>
          <table:table-cell table:number-columns-repeated="16383"/>
        </table:table-row>
        <table:table-row table:style-name="Row1">
          <table:table-cell office:value-type="string" table:style-name="Cell24">
            <text:p>обратный код числа 52:</text:p>
          </table:table-cell>
          <table:table-cell table:number-columns-repeated="16383"/>
        </table:table-row>
        <table:table-row table:style-name="Row2">
          <table:table-cell office:value-type="string" table:style-name="Cell24">
            <text:p>дополнительный код числа 52(прибавляем 1):</text:p>
          </table:table-cell>
          <table:table-cell table:number-columns-repeated="16383"/>
        </table:table-row>
        <table:table-row table:style-name="Row1">
          <table:table-cell office:value-type="string" table:style-name="Cell24">
            <text:p>AND:</text:p>
          </table:table-cell>
          <table:table-cell table:number-columns-repeated="16383"/>
        </table:table-row>
        <table:table-row table:number-rows-repeated="1048571">
          <table:table-cell table:number-columns-repeated="16384"/>
        </table:table-row>
      </table:table>
      <table:table co:columns-count="2" co:grouping-summary-below="true" co:grouping-summary-right="true" co:rows-count="3" co:show-zero-value="true" table:name="Лист11" table:style-name="Table11" table:use-banding-columns-styles="false" table:use-banding-rows-styles="false" table:use-first-column-styles="false" table:use-first-row-styles="false" table:use-last-column-styles="false" table:use-last-row-styles="false">
        <table:table-column table:default-cell-style-name="Cell2" table:style-name="Col4"/>
        <table:table-column table:default-cell-style-name="Cell2" table:style-name="Col5"/>
        <table:table-column table:default-cell-style-name="Cell21" table:number-columns-repeated="16382"/>
        <table:table-row table:style-name="Row2">
          <table:table-cell/>
          <table:table-cell office:value-type="string" table:style-name="Cell3">
            <text:p>NOT (A AND B)</text:p>
          </table:table-cell>
          <table:table-cell table:number-columns-repeated="16382"/>
        </table:table-row>
        <table:table-row table:style-name="Row3">
          <table:table-cell office:value-type="string" table:style-name="Cell3">
            <text:p>A и B — положительные числа</text:p>
          </table:table-cell>
          <table:table-cell/>
          <table:table-cell table:number-columns-repeated="16382"/>
        </table:table-row>
        <table:table-row table:style-name="Row1">
          <table:table-cell office:value-type="string" table:style-name="Cell3">
            <text:p>A и B — положительные числа</text:p>
          </table:table-cell>
          <table:table-cell office:value-type="string">
            <text:p/>
          </table:table-cell>
          <table:table-cell table:number-columns-repeated="16382"/>
        </table:table-row>
        <table:table-row table:number-rows-repeated="1048573">
          <table:table-cell table:number-columns-repeated="16384"/>
        </table:table-row>
      </table:table>
      <table:table co:columns-count="26" co:grouping-summary-below="true" co:grouping-summary-right="true" co:rows-count="300" co:show-zero-value="true" table:name="Лист12" table:style-name="Table12" table:use-banding-columns-styles="false" table:use-banding-rows-styles="false" table:use-first-column-styles="false" table:use-first-row-styles="false" table:use-last-column-styles="false" table:use-last-row-styles="false">
        <table:table-column table:default-cell-style-name="Cell21" table:style-name="Col6"/>
        <table:table-column table:default-cell-style-name="Cell21" table:style-name="Col7"/>
        <table:table-column table:default-cell-style-name="Cell21" table:number-columns-repeated="16382" table:style-name="Col8"/>
        <table:table-row table:style-name="Row4">
          <table:table-cell/>
          <table:table-cell office:value-type="string">
            <text:p>в двоичной сс</text:p>
          </table:table-cell>
          <table:table-cell table:number-columns-repeated="24"/>
          <table:table-cell table:number-columns-repeated="16358"/>
        </table:table-row>
        <table:table-row table:style-name="Row4">
          <table:table-cell office:value-type="string">
            <text:p>кол-во братьев</text:p>
          </table:table-cell>
          <table:table-cell office:value="100" office:value-type="float"/>
          <table:table-cell office:value="4" office:value-type="float"/>
          <table:table-cell table:number-columns-repeated="23"/>
          <table:table-cell table:number-columns-repeated="16358"/>
        </table:table-row>
        <table:table-row table:style-name="Row4">
          <table:table-cell office:value-type="string">
            <text:p>возраст младшего</text:p>
          </table:table-cell>
          <table:table-cell office:value="1000" office:value-type="float"/>
          <table:table-cell office:value="8" office:value-type="float"/>
          <table:table-cell table:number-columns-repeated="23"/>
          <table:table-cell table:number-columns-repeated="16358"/>
        </table:table-row>
        <table:table-row table:style-name="Row4">
          <table:table-cell office:value-type="string">
            <text:p>возраст старшего</text:p>
          </table:table-cell>
          <table:table-cell office:value="1111" office:value-type="float"/>
          <table:table-cell office:value="15" office:value-type="float"/>
          <table:table-cell table:number-columns-repeated="23"/>
          <table:table-cell table:number-columns-repeated="16358"/>
        </table:table-row>
        <table:table-row table:style-name="Row4">
          <table:table-cell office:value-type="string">
            <text:p>класс старшего</text:p>
          </table:table-cell>
          <table:table-cell office:value="1001" office:value-type="float"/>
          <table:table-cell office:value="9" office:value-type="float"/>
          <table:table-cell table:number-columns-repeated="23"/>
          <table:table-cell table:number-columns-repeated="16358"/>
        </table:table-row>
        <table:table-row table:number-rows-repeated="1048571" table:style-name="Row4">
          <table:table-cell table:number-columns-repeated="16384"/>
        </table:table-row>
      </table:table>
      <table:table co:columns-count="26" co:grouping-summary-below="true" co:grouping-summary-right="true" co:rows-count="300" co:show-zero-value="true" table:name="Лист13" table:style-name="Table13" table:use-banding-columns-styles="false" table:use-banding-rows-styles="false" table:use-first-column-styles="false" table:use-first-row-styles="false" table:use-last-column-styles="false" table:use-last-row-styles="false">
        <table:table-column table:default-cell-style-name="Cell21" table:style-name="Col8"/>
        <table:table-column table:default-cell-style-name="Cell21" table:style-name="Col9"/>
        <table:table-column table:default-cell-style-name="Cell21" table:style-name="Col10"/>
        <table:table-column table:default-cell-style-name="Cell21" table:number-columns-repeated="16381" table:style-name="Col8"/>
        <table:table-row table:style-name="Row4">
          <table:table-cell/>
          <table:table-cell office:value-type="string">
            <text:p>в шестеричной</text:p>
          </table:table-cell>
          <table:table-cell office:value-type="string">
            <text:p>в десятичной</text:p>
          </table:table-cell>
          <table:table-cell table:number-columns-repeated="23"/>
          <table:table-cell table:number-columns-repeated="16358"/>
        </table:table-row>
        <table:table-row table:style-name="Row4">
          <table:table-cell office:value-type="string">
            <text:p>ученики</text:p>
          </table:table-cell>
          <table:table-cell office:value="100" office:value-type="float"/>
          <table:table-cell office:value="36" office:value-type="float"/>
          <table:table-cell table:number-columns-repeated="23"/>
          <table:table-cell table:number-columns-repeated="16358"/>
        </table:table-row>
        <table:table-row table:style-name="Row4">
          <table:table-cell office:value-type="string">
            <text:p>мальчики</text:p>
          </table:table-cell>
          <table:table-cell office:value="24" office:value-type="float"/>
          <table:table-cell office:value="16" office:value-type="float"/>
          <table:table-cell table:number-columns-repeated="23"/>
          <table:table-cell table:number-columns-repeated="16358"/>
        </table:table-row>
        <table:table-row table:style-name="Row4">
          <table:table-cell office:value-type="string">
            <text:p>девочки</text:p>
          </table:table-cell>
          <table:table-cell office:value="32" office:value-type="float"/>
          <table:table-cell office:value="20" office:value-type="float"/>
          <table:table-cell table:number-columns-repeated="23"/>
          <table:table-cell table:number-columns-repeated="16358"/>
        </table:table-row>
        <table:table-row table:number-rows-repeated="1048572" table:style-name="Row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PT Astra Sans" svg:font-family="PT Astra Sans"/>
  </office:font-face-decls>
  <office:styles>
    <style:default-style style:family="graphic">
      <style:graphic-properties draw:auto-grow-height="false" fo:padding-bottom="3.6pt" fo:padding-left="3.6pt" fo:padding-right="3.6pt" fo:padding-top="3.6pt" fo:wrap-option="wrap" style:mirror="none"/>
    </style:default-style>
    <style:style co:named-style-uuid="02e6f5d4-69e5-4e32-921e-08b6c78d21c1" style:display-name="Heading 2" style:family="table" style:name="Heading_2" style:parent-style-name="default">
      <co:linked-style style-name="Heading_2_cl"/>
      <style:table-properties table:align="left" table:display="true"/>
    </style:style>
    <style:style co:named-style-uuid="02e6f5d4-69e5-4e32-921e-08b6c78d21c1" style:display-name="Heading 2" style:family="table-cell" style:name="Heading_2_cl" style:parent-style-name="default_cl">
      <co:linked-style style-name="Heading_2"/>
      <style:text-properties fo:color="#000000" fo:font-size="12pt" fo:font-style="normal" fo:font-weight="normal" style:font-size-asian="12pt" style:font-size-complex="12pt" style:font-style-asian="normal" style:font-style-complex="normal" style:font-weight-asian="normal" style:font-weight-complex="normal">
        <co:theme-color>
          <value>
            <rgba>000000FF</rgba>
          </value>
        </co:theme-color>
      </style:text-properties>
    </style:style>
    <style:style co:named-style-uuid="18ae692a-77b9-4e87-a9bc-1921b14df5d3" style:display-name="Heading" style:family="table" style:name="Heading" style:parent-style-name="default">
      <co:linked-style style-name="Heading_cl"/>
      <style:table-properties table:align="left" table:display="true"/>
    </style:style>
    <style:style co:named-style-uuid="18ae692a-77b9-4e87-a9bc-1921b14df5d3" style:display-name="Heading" style:family="table-cell" style:name="Heading_cl" style:parent-style-name="default_cl">
      <co:linked-style style-name="Heading"/>
      <style:table-cell-properties style:repeat-content="false" style:text-align-source="fix" style:vertical-align="middle"/>
      <style:paragraph-properties fo:orphans="2" fo:text-align="center" fo:widows="2"/>
      <style:text-properties fo:font-weight="bold" style:font-weight-asian="bold" style:font-weight-complex="bold"/>
    </style:style>
    <style:style co:named-style-uuid="2b5c1de5-574a-46ae-b026-49ae4f621170" style:display-name="Accent 2" style:family="table" style:name="Accent_2" style:parent-style-name="Accent">
      <co:linked-style style-name="Accent_2_cl"/>
      <style:table-properties table:align="left" table:display="true"/>
    </style:style>
    <style:style co:named-style-uuid="2b5c1de5-574a-46ae-b026-49ae4f621170" style:display-name="Accent 2" style:family="table-cell" style:name="Accent_2_cl" style:parent-style-name="Accent_cl">
      <co:linked-style style-name="Accent_2"/>
      <style:table-cell-properties fo:background-color="#808080">
        <co:background-theme-color>
          <value>
            <rgba>808080FF</rgba>
          </value>
        </co:background-theme-color>
      </style:table-cell-properties>
      <style:text-properties fo:color="#FFFFFF" fo:font-size="10pt" fo:font-style="normal" fo:font-weight="normal" style:font-size-asian="10pt" style:font-size-complex="10pt" style:font-style-asian="normal" style:font-style-complex="normal" style:font-weight-asian="normal" style:font-weight-complex="normal">
        <co:theme-color>
          <value>
            <rgba>FFFFFFFF</rgba>
          </value>
        </co:theme-color>
      </style:text-properties>
    </style:style>
    <style:style co:named-style-uuid="2f230108-ebc9-40ef-8d39-1394498688ff" style:display-name="Note" style:family="table" style:name="Note" style:parent-style-name="Text">
      <co:linked-style style-name="Note_cl"/>
      <style:table-properties table:align="left" table:display="true"/>
    </style:style>
    <style:style co:named-style-uuid="2f230108-ebc9-40ef-8d39-1394498688ff" style:display-name="Note" style:family="table-cell" style:name="Note_cl" style:parent-style-name="Text_cl">
      <co:linked-style style-name="Note"/>
      <style:table-cell-properties fo:background-color="#FFFFCC" fo:border-bottom="0.75pt solid #808080" fo:border-left="0.75pt solid #808080" fo:border-right="0.75pt solid #808080" fo:border-top="0.75pt solid #808080" style:diagonal-bl-tr="none" style:diagonal-tl-br="none">
        <co:background-theme-color>
          <value>
            <rgba>FFFFCCFF</rgba>
          </value>
        </co:background-theme-color>
        <co:border-left-theme-color>
          <value>
            <rgba>808080FF</rgba>
          </value>
        </co:border-left-theme-color>
        <co:border-right-theme-color>
          <value>
            <rgba>808080FF</rgba>
          </value>
        </co:border-right-theme-color>
        <co:border-top-theme-color>
          <value>
            <rgba>808080FF</rgba>
          </value>
        </co:border-top-theme-color>
        <co:border-bottom-theme-color>
          <value>
            <rgba>808080FF</rgba>
          </value>
        </co:border-bottom-theme-color>
      </style:table-cell-properties>
      <style:text-properties fo:color="#333333" fo:font-size="10pt" fo:font-style="normal" fo:font-weight="normal" style:font-size-asian="10pt" style:font-size-complex="10pt" style:font-style-asian="normal" style:font-style-complex="normal" style:font-weight-asian="normal" style:font-weight-complex="normal">
        <co:theme-color>
          <value>
            <rgba>333333FF</rgba>
          </value>
        </co:theme-color>
      </style:text-properties>
    </style:style>
    <style:style co:named-style-uuid="316025a2-042e-41b0-bc8f-5984bbd1b10f" style:display-name="Neutral" style:family="table" style:name="Neutral" style:parent-style-name="Status">
      <co:linked-style style-name="Neutral_cl"/>
      <style:table-properties table:align="left" table:display="true"/>
    </style:style>
    <style:style co:named-style-uuid="316025a2-042e-41b0-bc8f-5984bbd1b10f" style:display-name="Neutral" style:family="table-cell" style:name="Neutral_cl" style:parent-style-name="Status_cl">
      <co:linked-style style-name="Neutral"/>
      <style:table-cell-properties fo:background-color="#FFFFCC">
        <co:background-theme-color>
          <value>
            <rgba>FFFFCCFF</rgba>
          </value>
        </co:background-theme-color>
      </style:table-cell-properties>
      <style:text-properties fo:color="#996600" fo:font-size="10pt" fo:font-style="normal" fo:font-weight="normal" style:font-size-asian="10pt" style:font-size-complex="10pt" style:font-style-asian="normal" style:font-style-complex="normal" style:font-weight-asian="normal" style:font-weight-complex="normal">
        <co:theme-color>
          <value>
            <rgba>996600FF</rgba>
          </value>
        </co:theme-color>
      </style:text-properties>
    </style:style>
    <style:style co:named-style-uuid="350543fb-490f-4047-84d0-08d2a8f48145" style:display-name="Heading 1" style:family="table" style:name="Heading_1" style:parent-style-name="default">
      <co:linked-style style-name="Heading_1_cl"/>
      <style:table-properties table:align="left" table:display="true"/>
    </style:style>
    <style:style co:named-style-uuid="350543fb-490f-4047-84d0-08d2a8f48145" style:display-name="Heading 1" style:family="table-cell" style:name="Heading_1_cl" style:parent-style-name="default_cl">
      <co:linked-style style-name="Heading_1"/>
      <style:text-properties fo:color="#000000" fo:font-size="18pt" fo:font-style="normal" fo:font-weight="normal" style:font-size-asian="18pt" style:font-size-complex="18pt" style:font-style-asian="normal" style:font-style-complex="normal" style:font-weight-asian="normal" style:font-weight-complex="normal">
        <co:theme-color>
          <value>
            <rgba>000000FF</rgba>
          </value>
        </co:theme-color>
      </style:text-properties>
    </style:style>
    <style:style co:named-style-uuid="3b33ab4c-639b-49af-9b90-b48b062b1942" style:display-name="Good" style:family="table" style:name="Good" style:parent-style-name="Status">
      <co:linked-style style-name="Good_cl"/>
      <style:table-properties table:align="left" table:display="true"/>
    </style:style>
    <style:style co:named-style-uuid="3b33ab4c-639b-49af-9b90-b48b062b1942" style:display-name="Good" style:family="table-cell" style:name="Good_cl" style:parent-style-name="Status_cl">
      <co:linked-style style-name="Good"/>
      <style:table-cell-properties fo:background-color="#CCFFCC">
        <co:background-theme-color>
          <value>
            <rgba>CCFFCCFF</rgba>
          </value>
        </co:background-theme-color>
      </style:table-cell-properties>
      <style:text-properties fo:color="#006600" fo:font-size="10pt" fo:font-style="normal" fo:font-weight="normal" style:font-size-asian="10pt" style:font-size-complex="10pt" style:font-style-asian="normal" style:font-style-complex="normal" style:font-weight-asian="normal" style:font-weight-complex="normal">
        <co:theme-color>
          <value>
            <rgba>006600FF</rgba>
          </value>
        </co:theme-color>
      </style:text-properties>
    </style:style>
    <style:style co:named-style-uuid="6272a7ba-99d4-4e98-a9f4-7ce5cac342ba" style:display-name="Footnote" style:family="table" style:name="Footnote" style:parent-style-name="Text">
      <co:linked-style style-name="Footnote_cl"/>
      <style:table-properties table:align="left" table:display="true"/>
    </style:style>
    <style:style co:named-style-uuid="6272a7ba-99d4-4e98-a9f4-7ce5cac342ba" style:display-name="Footnote" style:family="table-cell" style:name="Footnote_cl" style:parent-style-name="Text_cl">
      <co:linked-style style-name="Footnote"/>
      <style:text-properties fo:color="#808080" fo:font-size="10pt" fo:font-style="italic" fo:font-weight="normal" style:font-size-asian="10pt" style:font-size-complex="10pt" style:font-style-asian="italic" style:font-style-complex="italic" style:font-weight-asian="normal" style:font-weight-complex="normal">
        <co:theme-color>
          <value>
            <rgba>808080FF</rgba>
          </value>
        </co:theme-color>
      </style:text-properties>
    </style:style>
    <style:style co:named-style-uuid="8210c614-8c52-4597-b45c-0c13cd504efe" style:display-name="Accent 1" style:family="table" style:name="Accent_1" style:parent-style-name="Accent">
      <co:linked-style style-name="Accent_1_cl"/>
      <style:table-properties table:align="left" table:display="true"/>
    </style:style>
    <style:style co:named-style-uuid="8210c614-8c52-4597-b45c-0c13cd504efe" style:display-name="Accent 1" style:family="table-cell" style:name="Accent_1_cl" style:parent-style-name="Accent_cl">
      <co:linked-style style-name="Accent_1"/>
      <style:table-cell-properties fo:background-color="#000000">
        <co:background-theme-color>
          <value>
            <rgba>000000FF</rgba>
          </value>
        </co:background-theme-color>
      </style:table-cell-properties>
      <style:text-properties fo:color="#FFFFFF" fo:font-size="10pt" fo:font-style="normal" fo:font-weight="normal" style:font-size-asian="10pt" style:font-size-complex="10pt" style:font-style-asian="normal" style:font-style-complex="normal" style:font-weight-asian="normal" style:font-weight-complex="normal">
        <co:theme-color>
          <value>
            <rgba>FFFFFFFF</rgba>
          </value>
        </co:theme-color>
      </style:text-properties>
    </style:style>
    <style:style co:named-style-uuid="82c58452-379a-46f3-83c0-3dc8015baece" style:display-name="Accent 3" style:family="table" style:name="Accent_3" style:parent-style-name="Accent">
      <co:linked-style style-name="Accent_3_cl"/>
      <style:table-properties table:align="left" table:display="true"/>
    </style:style>
    <style:style co:named-style-uuid="82c58452-379a-46f3-83c0-3dc8015baece" style:display-name="Accent 3" style:family="table-cell" style:name="Accent_3_cl" style:parent-style-name="Accent_cl">
      <co:linked-style style-name="Accent_3"/>
      <style:table-cell-properties fo:background-color="#DDDDDD">
        <co:background-theme-color>
          <value>
            <rgba>DDDDDDFF</rgba>
          </value>
        </co:background-theme-color>
      </style:table-cell-properties>
    </style:style>
    <style:style co:named-style-uuid="83db4bda-761d-463f-9081-730366665a71" style:display-name="Text" style:family="table" style:name="Text" style:parent-style-name="default">
      <co:linked-style style-name="Text_cl"/>
      <style:table-properties table:align="left" table:display="true"/>
    </style:style>
    <style:style co:named-style-uuid="83db4bda-761d-463f-9081-730366665a71" style:display-name="Text" style:family="table-cell" style:name="Text_cl" style:parent-style-name="default_cl">
      <co:linked-style style-name="Text"/>
    </style:style>
    <style:style co:named-style-uuid="93c2932d-292e-414f-856e-a7d408fc81af" style:display-name="Bad" style:family="table" style:name="Bad" style:parent-style-name="Status">
      <co:linked-style style-name="Bad_cl"/>
      <style:table-properties table:align="left" table:display="true"/>
    </style:style>
    <style:style co:named-style-uuid="93c2932d-292e-414f-856e-a7d408fc81af" style:display-name="Bad" style:family="table-cell" style:name="Bad_cl" style:parent-style-name="Status_cl">
      <co:linked-style style-name="Bad"/>
      <style:table-cell-properties fo:background-color="#FFCCCC">
        <co:background-theme-color>
          <value>
            <rgba>FFCCCCFF</rgba>
          </value>
        </co:background-theme-color>
      </style:table-cell-properties>
      <style:text-properties fo:color="#CC0000" fo:font-size="10pt" fo:font-style="normal" fo:font-weight="normal" style:font-size-asian="10pt" style:font-size-complex="10pt" style:font-style-asian="normal" style:font-style-complex="normal" style:font-weight-asian="normal" style:font-weight-complex="normal">
        <co:theme-color>
          <value>
            <rgba>CC0000FF</rgba>
          </value>
        </co:theme-color>
      </style:text-properties>
    </style:style>
    <style:style co:named-style-uuid="9c850332-98ee-4de6-912e-d7de8e3fd52a" style:display-name="Default cell" style:family="table" style:name="Default_cell">
      <co:linked-style style-name="Default_cell_cl"/>
      <style:table-properties table:align="left" table:display="true"/>
    </style:style>
    <style:style co:is-default-style="true" co:named-style-uuid="9c850332-98ee-4de6-912e-d7de8e3fd52a" style:display-name="Default cell" style:family="table-cell" style:name="Default_cell_cl">
      <co:linked-style style-name="Default_cell"/>
      <style:table-cell-properties fo:wrap-option="wrap" style:vertical-align="top"/>
      <style:text-properties fo:font-family="PT Astra Sans" fo:font-size="12pt" style:font-name="PT Astra Sans" style:font-size-asian="12pt" style:font-size-complex="12pt"/>
    </style:style>
    <style:style co:named-style-uuid="a0a99a62-2c93-4362-90d8-7f4115d069d2" style:display-name="Result" style:family="table" style:name="Result" style:parent-style-name="default">
      <co:linked-style style-name="Result_cl"/>
      <style:table-properties table:align="left" table:display="true"/>
    </style:style>
    <style:style co:named-style-uuid="a0a99a62-2c93-4362-90d8-7f4115d069d2" style:display-name="Result" style:family="table-cell" style:name="Result_cl" style:parent-style-name="default_cl">
      <co:linked-style style-name="Result"/>
      <style:table-cell-properties fo:wrap-option="no-wrap"/>
      <style:text-properties fo:font-style="italic" fo:font-weight="bold" style:font-style-asian="italic" style:font-style-complex="italic" style:font-weight-asian="bold" style:font-weight-complex="bold" style:text-underline-style="solid"/>
    </style:style>
    <style:style co:named-style-uuid="b0c8aae1-1b26-4f0a-a61a-a0b522bccfd9" style:display-name="Error" style:family="table" style:name="Error" style:parent-style-name="Status">
      <co:linked-style style-name="Error_cl"/>
      <style:table-properties table:align="left" table:display="true"/>
    </style:style>
    <style:style co:named-style-uuid="b0c8aae1-1b26-4f0a-a61a-a0b522bccfd9" style:display-name="Error" style:family="table-cell" style:name="Error_cl" style:parent-style-name="Status_cl">
      <co:linked-style style-name="Error"/>
      <style:table-cell-properties fo:background-color="#CC0000">
        <co:background-theme-color>
          <value>
            <rgba>CC0000FF</rgba>
          </value>
        </co:background-theme-color>
      </style:table-cell-properties>
      <style:text-properties fo:color="#FFFFFF" fo:font-size="10pt" fo:font-style="normal" fo:font-weight="bold" style:font-size-asian="10pt" style:font-size-complex="10pt" style:font-style-asian="normal" style:font-style-complex="normal" style:font-weight-asian="bold" style:font-weight-complex="bold">
        <co:theme-color>
          <value>
            <rgba>FFFFFFFF</rgba>
          </value>
        </co:theme-color>
      </style:text-properties>
    </style:style>
    <style:style co:named-style-uuid="b34e266d-8b43-4683-ae6d-3da86736f428" style:display-name="Hyperlink" style:family="table" style:name="Hyperlink" style:parent-style-name="Text">
      <co:linked-style style-name="Hyperlink_cl"/>
      <style:table-properties table:align="left" table:display="true"/>
    </style:style>
    <style:style co:named-style-uuid="b34e266d-8b43-4683-ae6d-3da86736f428" style:display-name="Hyperlink" style:family="table-cell" style:name="Hyperlink_cl" style:parent-style-name="Text_cl">
      <co:linked-style style-name="Hyperlink"/>
      <style:text-properties fo:color="#0000EE" fo:font-size="10pt" fo:font-style="normal" fo:font-weight="normal" style:font-size-asian="10pt" style:font-size-complex="10pt" style:font-style-asian="normal" style:font-style-complex="normal" style:font-weight-asian="normal" style:font-weight-complex="normal" style:text-underline-color="font-color" style:text-underline-style="solid">
        <co:theme-color>
          <value>
            <rgba>0000EEFF</rgba>
          </value>
        </co:theme-color>
      </style:text-properties>
    </style:style>
    <style:style co:named-style-uuid="cb9b892a-58d0-465b-98ae-e35c31207db5" style:display-name="Heading" style:family="table" style:name="Heading1" style:parent-style-name="default">
      <co:linked-style style-name="Heading_cl1"/>
      <style:table-properties table:align="left" table:display="true"/>
    </style:style>
    <style:style co:named-style-uuid="cb9b892a-58d0-465b-98ae-e35c31207db5" style:display-name="Heading" style:family="table-cell" style:name="Heading_cl1" style:parent-style-name="default_cl">
      <co:linked-style style-name="Heading1"/>
      <style:table-cell-properties style:repeat-content="false" style:text-align-source="fix" style:vertical-align="middle"/>
      <style:paragraph-properties fo:orphans="2" fo:text-align="center" fo:widows="2"/>
      <style:text-properties fo:font-weight="bold" style:font-weight-asian="bold" style:font-weight-complex="bold"/>
    </style:style>
    <style:style co:named-style-uuid="d026a795-19f9-4e49-8e78-1233473b35a7" style:display-name="Status" style:family="table" style:name="Status" style:parent-style-name="default">
      <co:linked-style style-name="Status_cl"/>
      <style:table-properties table:align="left" table:display="true"/>
    </style:style>
    <style:style co:named-style-uuid="d026a795-19f9-4e49-8e78-1233473b35a7" style:display-name="Status" style:family="table-cell" style:name="Status_cl" style:parent-style-name="default_cl">
      <co:linked-style style-name="Status"/>
    </style:style>
    <style:style co:named-style-uuid="d13ff192-0c96-4b07-a03e-fe7a8a0e691b" style:display-name="Warning" style:family="table" style:name="Warning" style:parent-style-name="Status">
      <co:linked-style style-name="Warning_cl"/>
      <style:table-properties table:align="left" table:display="true"/>
    </style:style>
    <style:style co:named-style-uuid="d13ff192-0c96-4b07-a03e-fe7a8a0e691b" style:display-name="Warning" style:family="table-cell" style:name="Warning_cl" style:parent-style-name="Status_cl">
      <co:linked-style style-name="Warning"/>
      <style:text-properties fo:color="#CC0000" fo:font-size="10pt" fo:font-style="normal" fo:font-weight="normal" style:font-size-asian="10pt" style:font-size-complex="10pt" style:font-style-asian="normal" style:font-style-complex="normal" style:font-weight-asian="normal" style:font-weight-complex="normal">
        <co:theme-color>
          <value>
            <rgba>CC0000FF</rgba>
          </value>
        </co:theme-color>
      </style:text-properties>
    </style:style>
    <style:style co:named-style-uuid="e6b42429-4fd4-492f-bf8c-bcdac8f1c6f4" style:display-name="default" style:family="table" style:name="default" style:parent-style-name="Default_cell">
      <co:linked-style style-name="default_cl"/>
      <style:table-properties table:align="left" table:display="true"/>
    </style:style>
    <style:style co:named-style-uuid="e6b42429-4fd4-492f-bf8c-bcdac8f1c6f4" style:display-name="default" style:family="table-cell" style:name="default_cl" style:parent-style-name="Default_cell_cl">
      <co:linked-style style-name="default"/>
      <style:table-cell-properties fo:wrap-option="wrap" style:vertical-align="top"/>
      <style:text-properties fo:font-family="PT Astra Sans" fo:font-size="12pt" style:font-name="PT Astra Sans" style:font-size-asian="12pt" style:font-size-complex="12pt"/>
    </style:style>
    <style:style co:named-style-uuid="fa5197fd-da6f-4851-86c5-738b6fc1c96d" style:display-name="Accent" style:family="table" style:name="Accent" style:parent-style-name="default">
      <co:linked-style style-name="Accent_cl"/>
      <style:table-properties table:align="left" table:display="true"/>
    </style:style>
    <style:style co:named-style-uuid="fa5197fd-da6f-4851-86c5-738b6fc1c96d" style:display-name="Accent" style:family="table-cell" style:name="Accent_cl" style:parent-style-name="default_cl">
      <co:linked-style style-name="Accent"/>
      <style:text-properties fo:color="#000000" fo:font-size="10pt" fo:font-style="normal" fo:font-weight="bold" style:font-size-asian="10pt" style:font-size-complex="10pt" style:font-style-asian="normal" style:font-style-complex="normal" style:font-weight-asian="bold" style:font-weight-complex="bold">
        <co:theme-color>
          <value>
            <rgba>000000FF</rgba>
          </value>
        </co:theme-color>
      </style:text-properties>
    </style:style>
    <text:notes-configuration co:endnotes-position="document-end" style:num-format="i" text:note-class="endnote" text:start-numbering-at="document"/>
    <number:number-style co:extendedFormatCode="General" style:name="N7">
      <number:number number:min-integer-digits="1"/>
    </number:number-style>
    <number:number-style co:extendedFormatCode="General" style:name="N1">
      <number:number number:min-integer-digits="1"/>
    </number:number-style>
    <number:number-style co:extendedFormatCode="General" style:name="N3">
      <number:number number:min-integer-digits="1"/>
    </number:number-style>
    <number:number-style co:extendedFormatCode="General" style:name="N5">
      <number:number number:min-integer-digits="1"/>
    </number:number-style>
    <number:number-style co:extendedFormatCode="General" style:name="N4">
      <number:number number:min-integer-digits="1"/>
    </number:number-style>
    <number:number-style co:extendedFormatCode="General" style:name="N6">
      <number:number number:min-integer-digits="1"/>
    </number:number-style>
    <number:number-style co:extendedFormatCode="General" style:name="N8">
      <number:number number:min-integer-digits="1"/>
    </number:number-style>
    <number:number-style co:extendedFormatCode="General" style:name="N2">
      <number:number number:min-integer-digits="1"/>
    </number:number-style>
  </office:styles>
  <office:automatic-styles>
    <style:page-layout style:name="PM3">
      <style:page-layout-properties fo:margin-bottom="28.3465pt" fo:margin-left="28.3465pt" fo:margin-right="28.3465pt" fo:margin-top="28.3465pt"/>
      <style:header-style>
        <style:header-footer-properties fo:margin-bottom="0pt" fo:min-height="0.196851in"/>
      </style:header-style>
      <style:footer-style>
        <style:header-footer-properties fo:margin-top="0pt" fo:min-height="0.196851in"/>
      </style:footer-style>
    </style:page-layout>
    <style:page-layout style:name="PM1">
      <style:page-layout-properties fo:margin-bottom="28.3465pt" fo:margin-left="56.6929pt" fo:margin-right="28.3465pt" fo:margin-top="28.3465pt"/>
      <style:header-style>
        <style:header-footer-properties fo:margin-bottom="0pt" fo:min-height="0.196457in"/>
      </style:header-style>
      <style:footer-style>
        <style:header-footer-properties fo:margin-top="0pt" fo:min-height="0.236221in"/>
      </style:footer-style>
    </style:page-layout>
    <style:page-layout style:name="PM2">
      <style:page-layout-properties fo:margin-bottom="42.52pt" fo:margin-left="42.52pt" fo:margin-right="42.52pt" fo:margin-top="42.52pt" fo:page-height="842.4pt" fo:page-width="595.4pt"/>
      <style:header-style>
        <style:header-footer-properties fo:margin-bottom="0pt" fo:min-height="0.5in"/>
      </style:header-style>
      <style:footer-style>
        <style:header-footer-properties fo:margin-top="0pt" fo:min-height="0.5in"/>
      </style:footer-style>
    </style:page-layout>
  </office:automatic-styles>
  <office:master-styles>
    <style:master-page style:name="Standard" style:page-layout-name="PM3">
      <style:header style:display="false"/>
      <style:footer style:display="false"/>
    </style:master-page>
    <style:master-page style:name="SheetStyle1" style:page-layout-name="PM1">
      <style:header>
        <style:region-center>
          <text:p><text:page-number/></text:p>
        </style:region-center>
      </style:header>
      <style:footer style:display="false"/>
    </style:master-page>
    <style:master-page style:name="SheetStyle2" style:page-layout-name="PM1">
      <style:header>
        <style:region-center>
          <text:p><text:page-number/></text:p>
        </style:region-center>
      </style:header>
      <style:footer style:display="false"/>
    </style:master-page>
    <style:master-page style:name="SheetStyle3" style:page-layout-name="PM1">
      <style:header>
        <style:region-center>
          <text:p><text:page-number/></text:p>
        </style:region-center>
      </style:header>
      <style:footer style:display="false"/>
    </style:master-page>
    <style:master-page style:name="SheetStyle4" style:page-layout-name="PM1">
      <style:header>
        <style:region-center>
          <text:p><text:page-number/></text:p>
        </style:region-center>
      </style:header>
      <style:footer style:display="false"/>
    </style:master-page>
    <style:master-page style:name="SheetStyle5" style:page-layout-name="PM1">
      <style:header>
        <style:region-center>
          <text:p><text:page-number/></text:p>
        </style:region-center>
      </style:header>
      <style:footer style:display="false"/>
    </style:master-page>
    <style:master-page style:name="SheetStyle6" style:page-layout-name="PM1">
      <style:header>
        <style:region-center>
          <text:p><text:page-number/></text:p>
        </style:region-center>
      </style:header>
      <style:footer style:display="false"/>
    </style:master-page>
    <style:master-page style:name="SheetStyle7" style:page-layout-name="PM1">
      <style:header>
        <style:region-center>
          <text:p><text:page-number/></text:p>
        </style:region-center>
      </style:header>
      <style:footer style:display="false"/>
    </style:master-page>
    <style:master-page style:name="SheetStyle8" style:page-layout-name="PM1">
      <style:header>
        <style:region-center>
          <text:p><text:page-number/></text:p>
        </style:region-center>
      </style:header>
      <style:footer style:display="false"/>
    </style:master-page>
    <style:master-page style:name="SheetStyle9" style:page-layout-name="PM1">
      <style:header>
        <style:region-center>
          <text:p><text:page-number/></text:p>
        </style:region-center>
      </style:header>
      <style:footer style:display="false"/>
    </style:master-page>
    <style:master-page style:name="SheetStyle10" style:page-layout-name="PM1">
      <style:header>
        <style:region-center>
          <text:p><text:page-number/></text:p>
        </style:region-center>
      </style:header>
      <style:footer style:display="false"/>
    </style:master-page>
    <style:master-page style:name="SheetStyle11" style:page-layout-name="PM2">
      <style:header style:display="false"/>
      <style:footer style:display="false"/>
    </style:master-page>
    <style:master-page style:name="SheetStyle12" style:page-layout-name="PM2">
      <style:header style:display="false"/>
      <style:footer style:display="false"/>
    </style:master-page>
    <style:master-page style:name="MP1" style:page-layout-name="PM1">
      <style:header>
        <style:region-center>
          <text:p><text:page-number/></text:p>
        </style:region-center>
      </style:header>
      <style:footer style:display="false"/>
    </style:master-page>
  </office:master-styles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office:version="1.2">
  <office:meta>
    <meta:generator>MyOffice-CoreFramework-Linux/38-1384.1107.10199.1019.1@18975027e3ee4b688e27426d4a78178cb841a344</meta:generator>
    <meta:creation-date>2026-04-17T15:48:09</meta:creation-date>
    <dc:date>2026-04-17T15:48:09</dc:date>
  </office:meta>
</office:document-meta>
</file>

<file path=themes.xml><?xml version="1.0" encoding="utf-8"?>
<co:themes xmlns:a="http://schemas.openxmlformats.org/drawingml/2006/main" xmlns:a15="http://schemas.microsoft.com/office/drawing/2012/main" xmlns:asvg="http://schemas.microsoft.com/office/drawing/2016/SVG/main" xmlns:c="http://schemas.openxmlformats.org/drawingml/2006/chart" xmlns:co="http://ncloudtech.com" xmlns:co-ooxml="http://ncloudtech.com/ooxml" xmlns:m="http://schemas.openxmlformats.org/officeDocument/2006/math" xmlns:mc="http://schemas.openxmlformats.org/markup-compatibility/2006" xmlns:o="urn:schemas-microsoft-com:office:office" xmlns:p="http://schemas.openxmlformats.org/presentationml/2006/main" xmlns:pic="http://schemas.openxmlformats.org/drawingml/2006/picture" xmlns:r="http://schemas.openxmlformats.org/officeDocument/2006/relationships" xmlns:s="http://schemas.openxmlformats.org/officeDocument/2006/sharedTypes" xmlns:sl="http://schemas.openxmlformats.org/schemaLibrary/2006/main" xmlns:v="urn:schemas-microsoft-com:vml" xmlns:w="http://schemas.openxmlformats.org/wordprocessingml/2006/main" xmlns:w10="urn:schemas-microsoft-com:office:word" xmlns:w14="http://schemas.microsoft.com/office/word/2010/wordml" xmlns:w15="http://schemas.microsoft.com/office/word/2012/wordml" xmlns:wp="http://schemas.openxmlformats.org/drawingml/2006/wordprocessingDrawing" xmlns:wpg="http://schemas.microsoft.com/office/word/2010/wordprocessingGroup" xmlns:wps="http://schemas.microsoft.com/office/word/2010/wordprocessingShape" xmlns:x="urn:schemas-microsoft-com:office:excel" xmlns:x12ac="http://schemas.microsoft.com/office/spreadsheetml/2011/1/ac" xmlns:x14="http://schemas.microsoft.com/office/spreadsheetml/2009/9/main" xmlns:xdr="http://schemas.openxmlformats.org/drawingml/2006/spreadsheetDrawing" xmlns:xm="http://schemas.microsoft.com/office/excel/2006/main">
  <co:theme name="Office Theme" styleName="Theme1">
    <a:themeElements>
      <a:clrScheme name="Office">
        <a:dk1>
          <a:srgbClr val="000000"/>
        </a:dk1>
        <a:lt1>
          <a:srgbClr val="FFFFFF"/>
        </a:lt1>
        <a:dk2>
          <a:srgbClr val="1F497D"/>
        </a:dk2>
        <a:lt2>
          <a:srgbClr val="EEECE1"/>
        </a:lt2>
        <a:accent1>
          <a:srgbClr val="4F81BD"/>
        </a:accent1>
        <a:accent2>
          <a:srgbClr val="C0504D"/>
        </a:accent2>
        <a:accent3>
          <a:srgbClr val="9BBB59"/>
        </a:accent3>
        <a:accent4>
          <a:srgbClr val="8064A2"/>
        </a:accent4>
        <a:accent5>
          <a:srgbClr val="4BACC6"/>
        </a:accent5>
        <a:accent6>
          <a:srgbClr val="F79646"/>
        </a:accent6>
        <a:hlink>
          <a:srgbClr val="0000FF"/>
        </a:hlink>
        <a:folHlink>
          <a:srgbClr val="800080"/>
        </a:folHlink>
      </a:clrScheme>
      <a:fontScheme name="Office">
        <a:majorFont>
          <a:latin typeface="XO Thames"/>
          <a:ea typeface=""/>
          <a:cs typeface=""/>
        </a:majorFont>
        <a:minorFont>
          <a:latin typeface="XO Thames"/>
          <a:ea typeface=""/>
          <a:cs typeface=""/>
        </a:minorFont>
      </a:fontScheme>
      <a:fmtScheme name="Office">
        <a:fillStyleLst>
          <a:solidFill>
            <a:schemeClr val="phClr"/>
          </a:solidFill>
          <a:gradFill>
            <a:gsLst>
              <a:gs pos="0">
                <a:schemeClr val="phClr">
                  <a:tint val="50000"/>
                  <a:satMod val="300000"/>
                </a:schemeClr>
              </a:gs>
              <a:gs pos="35000">
                <a:schemeClr val="phClr">
                  <a:tint val="63000"/>
                  <a:satMod val="300000"/>
                </a:schemeClr>
              </a:gs>
              <a:gs pos="100000">
                <a:schemeClr val="phClr">
                  <a:tint val="85000"/>
                  <a:satMod val="350000"/>
                </a:schemeClr>
              </a:gs>
            </a:gsLst>
          </a:gradFill>
          <a:gradFill>
            <a:gsLst>
              <a:gs pos="0">
                <a:schemeClr val="phClr">
                  <a:shade val="51000"/>
                  <a:satMod val="130000"/>
                </a:schemeClr>
              </a:gs>
              <a:gs pos="80000">
                <a:schemeClr val="phClr">
                  <a:shade val="93000"/>
                  <a:satMod val="130000"/>
                </a:schemeClr>
              </a:gs>
              <a:gs pos="100000">
                <a:schemeClr val="phClr">
                  <a:shade val="94000"/>
                  <a:satMod val="135000"/>
                </a:schemeClr>
              </a:gs>
            </a:gsLst>
          </a:gradFill>
        </a:fillStyleLst>
        <a:lnStyleLst>
          <a:ln w="6350">
            <a:solidFill>
              <a:schemeClr val="phClr">
                <a:shade val="95000"/>
                <a:satMod val="105000"/>
              </a:schemeClr>
            </a:solidFill>
            <a:prstDash val="solid"/>
          </a:ln>
          <a:ln w="12700">
            <a:solidFill>
              <a:schemeClr val="phClr"/>
            </a:solidFill>
            <a:prstDash val="solid"/>
          </a:ln>
          <a:ln w="19050">
            <a:solidFill>
              <a:schemeClr val="phClr"/>
            </a:solidFill>
            <a:prstDash val="solid"/>
          </a:ln>
        </a:lnStyleLst>
        <a:effectStyleLst>
          <a:effectStyle>
            <a:effectLst>
              <a:outerShdw>
                <a:srgbClr val="000000">
                  <a:alpha val="38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</a:effectStyleLst>
        <a:bgFillStyleLst>
          <a:solidFill>
            <a:schemeClr val="phClr"/>
          </a:solidFill>
          <a:gradFill>
            <a:gsLst>
              <a:gs pos="0">
                <a:schemeClr val="phClr">
                  <a:tint val="60000"/>
                  <a:satMod val="350000"/>
                </a:schemeClr>
              </a:gs>
              <a:gs pos="40000">
                <a:schemeClr val="phClr">
                  <a:tint val="55000"/>
                  <a:shade val="99000"/>
                  <a:satMod val="350000"/>
                </a:schemeClr>
              </a:gs>
              <a:gs pos="100000">
                <a:schemeClr val="phClr">
                  <a:shade val="20000"/>
                  <a:satMod val="255000"/>
                </a:schemeClr>
              </a:gs>
            </a:gsLst>
          </a:gradFill>
          <a:gradFill>
            <a:gsLst>
              <a:gs pos="0">
                <a:schemeClr val="phClr">
                  <a:tint val="20000"/>
                  <a:satMod val="300000"/>
                </a:schemeClr>
              </a:gs>
              <a:gs pos="100000">
                <a:schemeClr val="phClr">
                  <a:shade val="30000"/>
                  <a:satMod val="200000"/>
                </a:schemeClr>
              </a:gs>
            </a:gsLst>
          </a:gradFill>
        </a:bgFillStyleLst>
      </a:fmtScheme>
    </a:themeElements>
    <co:colorMap accent1="accent1" accent2="accent2" accent3="accent3" accent4="accent4" accent5="accent5" accent6="accent6" bg1="lt1" bg2="lt2" folHlink="folHlink" hlink="hlink" tx1="dk1" tx2="dk2"/>
  </co:theme>
</co:themes>
</file>